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7.7cm" svg:height="19cm" svg:x="1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lfred Hughes</meta:initial-creator>
    <meta:creation-date>2010-05-04T23:23:48</meta:creation-date>
    <dc:date>2010-05-05T00:28:51</dc:date>
    <dc:creator>Wilfred Hughes</dc:creator>
    <meta:editing-duration>PT01H05M03S</meta:editing-duration>
    <meta:editing-cycles>2</meta:editing-cycles>
    <meta:generator>OpenOffice.org/3.2$Linux OpenOffice.org_project/320m12$Build-9483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5pt" style:font-size-asian="8pt" style:font-size-complex="8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minimum="10" chart:reverse-direction="false" text:line-break="false" chart:link-data-style-to-source="false" chart:axis-position="0"/>
      <style:graphic-properties svg:stroke-color="#b3b3b3"/>
      <style:text-properties fo:font-size="15pt" style:font-size-asian="8pt" style:font-size-complex="8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4pt" style:font-size-asian="8pt" style:font-size-complex="8pt"/>
    </style:style>
    <style:style style:name="ch9" style:family="chart">
      <style:chart-properties chart:auto-position="true" style:rotation-angle="90"/>
      <style:text-properties fo:font-size="15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01cm" svg:height="19.001cm" xlink:href="." chart:class="chart:scatter" chart:style-name="ch1">
        <chart:title svg:x="8.637cm" svg:y="0.525cm" chart:style-name="ch2">
          <text:p>Time taken by ls on log/log scale</text:p>
        </chart:title>
        <chart:legend chart:legend-position="end" svg:x="1.134cm" svg:y="16.304cm" chart:style-name="ch3"/>
        <chart:plot-area chart:style-name="ch4" chart:data-source-has-labels="both" svg:x="0.902cm" svg:y="1.981cm" svg:width="24.861cm" svg:height="14.645cm">
          <chart:axis chart:dimension="x" chart:name="primary-x" chart:style-name="ch5">
            <chart:title svg:x="10.582cm" svg:y="16.215cm" chart:style-name="ch6">
              <text:p>Number of files in directory</text:p>
            </chart:title>
            <chart:categories table:cell-range-address="local-table.$A$2:.$A$14"/>
            <chart:grid chart:style-name="ch7" chart:class="major"/>
          </chart:axis>
          <chart:axis chart:dimension="y" chart:name="primary-y" chart:style-name="ch8">
            <chart:title svg:x="0.549cm" svg:y="10.561cm" chart:style-name="ch9">
              <text:p>Time/seconds</text:p>
            </chart:title>
            <chart:grid chart:style-name="ch7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D$2:.$D$14" chart:label-cell-address="local-table.$D$1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ean Oosh</text:p>
              </table:table-cell>
              <table:table-cell office:value-type="string">
                <text:p>Mean Bas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48">
                <text:p>0.004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48">
                <text:p>0.004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05">
                <text:p>0.005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05">
                <text:p>0.005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0072">
                <text:p>0.0072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0208">
                <text:p>0.0208</text:p>
              </table:table-cell>
              <table:table-cell office:value-type="float" office:value="0.0608">
                <text:p>0.0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0722">
                <text:p>0.07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2016">
                <text:p>0.2016</text:p>
              </table:table-cell>
              <table:table-cell office:value-type="float" office:value="0.2276">
                <text:p>0.2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525">
                <text:p>0.525</text:p>
              </table:table-cell>
              <table:table-cell office:value-type="float" office:value="0.5474">
                <text:p>0.5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1.0552">
                <text:p>1.0552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2.1052">
                <text:p>2.1052</text:p>
              </table:table-cell>
              <table:table-cell office:value-type="float" office:value="2.2038">
                <text:p>2.2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5.37514">
                <text:p>5.37514</text:p>
              </table:table-cell>
              <table:table-cell office:value-type="float" office:value="5.4824">
                <text:p>5.4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